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, inUrbanConfig=False))</text:span></text:p></office:annotation><office:annotation><dc:creator>sde </dc:creator><dc:date>2011-08-04T11:46:30</dc:date><text:p text:style-name="P8"><text:span text:style-name="T12">do text if part[0][0]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part[0][0]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part) &gt; 1 and part[1][0]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23T11:07:57</dc:date>
    <dc:creator>Simon Delcourt</dc:creator>
    <meta:editing-duration>P2DT1H46M17S</meta:editing-duration>
    <meta:editing-cycles>422</meta:editing-cycles>
    <meta:generator>LibreOffice/3.5$Linux_x86 LibreOffice_project/350m1$Build-202</meta:generator>
    <meta:document-statistic meta:table-count="14" meta:image-count="0" meta:object-count="0" meta:page-count="2" meta:paragraph-count="108" meta:word-count="300" meta:character-count="2078" meta:non-whitespace-character-count="1853"/>
  </office:meta>
</office:document-meta>
</file>